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15c2" officeooo:paragraph-rsid="001615c2"/>
    </style:style>
    <style:style style:name="P2" style:family="paragraph" style:parent-style-name="Standard">
      <style:text-properties officeooo:rsid="001615c2" officeooo:paragraph-rsid="0019d8fb"/>
    </style:style>
    <style:style style:name="P3" style:family="paragraph" style:parent-style-name="Standard">
      <style:text-properties fo:font-weight="bold" officeooo:rsid="001615c2" officeooo:paragraph-rsid="001615c2" style:font-weight-asian="bold" style:font-weight-complex="bold"/>
    </style:style>
    <style:style style:name="P4" style:family="paragraph" style:parent-style-name="Standard">
      <style:text-properties fo:font-weight="bold" officeooo:rsid="001615c2" officeooo:paragraph-rsid="0019d8fb" style:font-weight-asian="bold" style:font-weight-complex="bold"/>
    </style:style>
    <style:style style:name="P5" style:family="paragraph" style:parent-style-name="Standard">
      <style:text-properties fo:font-weight="bold" officeooo:rsid="001700a2" officeooo:paragraph-rsid="001700a2" style:font-weight-asian="bold" style:font-weight-complex="bold"/>
    </style:style>
    <style:style style:name="P6" style:family="paragraph" style:parent-style-name="Standard">
      <style:text-properties officeooo:rsid="001700a2" officeooo:paragraph-rsid="001700a2"/>
    </style:style>
    <style:style style:name="P7" style:family="paragraph" style:parent-style-name="Standard">
      <style:text-properties officeooo:rsid="00181c1f" officeooo:paragraph-rsid="00181c1f"/>
    </style:style>
    <style:style style:name="P8" style:family="paragraph" style:parent-style-name="Standard">
      <style:text-properties officeooo:rsid="00181c1f" officeooo:paragraph-rsid="0019d8fb"/>
    </style:style>
    <style:style style:name="P9" style:family="paragraph" style:parent-style-name="Standard">
      <style:text-properties officeooo:rsid="0019d8fb" officeooo:paragraph-rsid="0019d8fb"/>
    </style:style>
    <style:style style:name="P10" style:family="paragraph" style:parent-style-name="Standard" style:list-style-name="L1">
      <style:text-properties officeooo:rsid="001615c2" officeooo:paragraph-rsid="001615c2"/>
    </style:style>
    <style:style style:name="P11" style:family="paragraph" style:parent-style-name="Standard" style:list-style-name="L2">
      <style:text-properties officeooo:rsid="001615c2" officeooo:paragraph-rsid="001700a2"/>
    </style:style>
    <style:style style:name="P12" style:family="paragraph" style:parent-style-name="Standard" style:list-style-name="L2">
      <style:text-properties officeooo:rsid="001615c2" officeooo:paragraph-rsid="001615c2"/>
    </style:style>
    <style:style style:name="P13" style:family="paragraph" style:parent-style-name="Standard" style:list-style-name="L1">
      <style:text-properties officeooo:rsid="001700a2" officeooo:paragraph-rsid="001700a2"/>
    </style:style>
    <style:style style:name="P14" style:family="paragraph" style:parent-style-name="Standard" style:list-style-name="L2">
      <style:text-properties officeooo:rsid="001700a2" officeooo:paragraph-rsid="001700a2"/>
    </style:style>
    <style:style style:name="P15" style:family="paragraph" style:parent-style-name="Standard" style:list-style-name="L3">
      <style:text-properties officeooo:rsid="001700a2" officeooo:paragraph-rsid="001700a2"/>
    </style:style>
    <style:style style:name="P16" style:family="paragraph" style:parent-style-name="Standard" style:list-style-name="L4">
      <style:text-properties officeooo:rsid="0019d8fb" officeooo:paragraph-rsid="0019d8fb"/>
    </style:style>
    <style:style style:name="T1" style:family="text">
      <style:text-properties officeooo:rsid="001615c2"/>
    </style:style>
    <style:style style:name="T2" style:family="text">
      <style:text-properties officeooo:rsid="001700a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9d8fb"/>
    </style:style>
    <style:style style:name="T5" style:family="text">
      <style:text-properties officeooo:rsid="001bcf57"/>
    </style:style>
    <style:style style:name="T6" style:family="text">
      <style:text-properties officeooo:rsid="001e5a1f"/>
    </style:style>
    <style:style style:name="T7" style:family="text">
      <style:text-properties officeooo:rsid="00203cb6"/>
    </style:style>
    <style:style style:name="T8" style:family="text">
      <style:text-properties officeooo:rsid="0020a6de"/>
    </style:style>
    <style:style style:name="T9" style:family="text">
      <style:text-properties officeooo:rsid="00216c28"/>
    </style:style>
    <style:style style:name="T10" style:family="text">
      <style:text-properties officeooo:rsid="00232d03"/>
    </style:style>
    <style:style style:name="T11" style:family="text">
      <style:text-properties officeooo:rsid="00239826"/>
    </style:style>
    <style:style style:name="T12" style:family="text">
      <style:text-properties officeooo:rsid="0025ec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S: Career Advice</text:p>
      <text:p text:style-name="P1"/>
      <text:p text:style-name="P3">The General Algorithm</text:p>
      <text:p text:style-name="P1"/>
      <text:p text:style-name="P1">If you're good at coding, code.</text:p>
      <text:list xml:id="list1111509182681700093" text:style-name="L1">
        <text:list-item>
          <text:p text:style-name="P10">Apply for 'bootcamps' in the US. Don't disqualify yourself, let them turn you down.</text:p>
        </text:list-item>
        <text:list-item>
          <text:p text:style-name="P13">Build a portfolio of projects, make them available online, and get hired on the back of them.</text:p>
        </text:list-item>
      </text:list>
      <text:p text:style-name="P1">If you're okay at coding, code.</text:p>
      <text:list xml:id="list557024057104291952" text:style-name="L2">
        <text:list-item>
          <text:p text:style-name="P11">Udacity, EdX and Coursera are all options for studying. They all have free courses which you can use to develop <text:span text:style-name="T2">your </text:span>skills, <text:span text:style-name="T2">and to test if their format suits you.</text:span></text:p>
        </text:list-item>
        <text:list-item>
          <text:p text:style-name="P14">Most of the best technologies have support and documentation freely available online.</text:p>
        </text:list-item>
        <text:list-item>
          <text:p text:style-name="P12">It's a good idea to specialise; <text:span text:style-name="T4">just being 'a coder' is too common</text:span>.</text:p>
          <text:list>
            <text:list-item>
              <text:p text:style-name="P12">Web development is artistic, and impressive to non-technical people. </text:p>
            </text:list-item>
            <text:list-item>
              <text:p text:style-name="P12">Data Analysis is scientific, and <text:span text:style-name="T2">has a massive base in London (thanks, Ava!).</text:span></text:p>
            </text:list-item>
            <text:list-item>
              <text:p text:style-name="P12">Machine Learning is <text:span text:style-name="T2">mathematical</text:span>, incredibly in demand, <text:span text:style-name="T2">and may be a bubble.</text:span></text:p>
            </text:list-item>
          </text:list>
        </text:list-item>
        <text:list-item>
          <text:p text:style-name="P12">Most <text:span text:style-name="T9">adults</text:span> can spend a maximum of ~4hrs/day learning code/math<text:span text:style-name="T2">s</text:span>. Work around this:</text:p>
          <text:list>
            <text:list-item>
              <text:p text:style-name="P12"><text:span text:style-name="T9">Try to m</text:span>ake it four hours EVERY day.</text:p>
            </text:list-item>
            <text:list-item>
              <text:p text:style-name="P12">Fill in the gaps by pursuing other interests, and applying what you've learned.</text:p>
            </text:list-item>
          </text:list>
        </text:list-item>
      </text:list>
      <text:p text:style-name="P1">If you're bad at coding, <text:span text:style-name="T8">try</text:span> to know more tech stuff than your peers.</text:p>
      <text:list xml:id="list4964200443213517603" text:style-name="L3">
        <text:list-item>
          <text:p text:style-name="P15">Becoming slightly more proficient with tools you use every day makes you much more effective. There are courses in this! (<text:span text:style-name="T12">Both statements </text:span>go double for Excel)</text:p>
        </text:list-item>
        <text:list-item>
          <text:p text:style-name="P15">Even if you can't do most of it yourself, it's important to know what is possible.</text:p>
        </text:list-item>
      </text:list>
      <text:p text:style-name="P6"/>
      <text:p text:style-name="P5">Relevant Jobs</text:p>
      <text:p text:style-name="P6"/>
      <text:p text:style-name="P7"><text:span text:style-name="T3">Tutoring</text:span> is very flexible, and will get you money quickly, <text:span text:style-name="T11">but it's hard</text:span> making a career out of it. Maths <text:span text:style-name="T11">tutoring is in demand</text:span>, but you can make <text:span text:style-name="T11">money</text:span> with anything people will pay <text:span text:style-name="T7">to learn</text:span>.</text:p>
      <text:p text:style-name="P7"><text:span text:style-name="T3">Teaching English</text:span>, either here or abroad, is an excellent 'floor job'. A degree is helpful but <text:span text:style-name="T5">not </text:span>necessary. Beware bias: some <text:span text:style-name="T11">foreign</text:span> companies get weird about darker-skinned teachers.</text:p>
      <text:p text:style-name="P7"><text:span text:style-name="T3">Charities</text:span> want volunteers. They especially need young, numerate, tech-capable Londoners. <text:span text:style-name="T11">They</text:span> will <text:span text:style-name="T7">let you</text:span> work on major projects, which look good on a CV. Some will even pay you for filling <text:span text:style-name="T6">'</text:span>volunteer<text:span text:style-name="T6">'</text:span> positions. <text:span text:style-name="T4">Do-it.org can connect you to opportunities.</text:span></text:p>
      <text:p text:style-name="P1"/>
      <text:p text:style-name="P3">Game development</text:p>
      <text:p text:style-name="P1"/>
      <text:p text:style-name="P1">A career in game development is generally a bad idea; <text:span text:style-name="T6">there are too many talented people trying.</text:span></text:p>
      <text:p text:style-name="P1"/>
      <text:p text:style-name="P7">If you DO <text:span text:style-name="T4">try to make games, then:</text:span></text:p>
      <text:list xml:id="list5883954239631835539" text:style-name="L4">
        <text:list-item>
          <text:p text:style-name="P16">Make them multi-platform. <text:span text:style-name="T5">I</text:span>n particular, build for the mobile market.</text:p>
        </text:list-item>
        <text:list-item>
          <text:p text:style-name="P16">Build skills &amp; learn languages useful outside game<text:span text:style-name="T8">dev</text:span>: learn Java <text:span text:style-name="T5">and C++</text:span>, not GML.</text:p>
        </text:list-item>
        <text:list-item>
          <text:p text:style-name="P16">Look into educational/rationality games, where higher <text:span text:style-name="T10">demand </text:span>impl<text:span text:style-name="T10">ies</text:span> lower standards.</text:p>
        </text:list-item>
      </text:list>
      <text:p text:style-name="P9"/>
      <text:p text:style-name="P9">I recommend LibGDX, <text:span text:style-name="T6">Twine, </text:span>and Extra Credits' youtube series on <text:s/>Mak<text:span text:style-name="T6">ing</text:span> Your First Game.</text:p>
      <text:p text:style-name="P9"/>
      <text:p text:style-name="P4">Education</text:p>
      <text:p text:style-name="P2"/>
      <text:p text:style-name="P8"><text:span text:style-name="T3">A-levels:</text:span> <text:span text:style-name="T1">It's possible to study using textbooks &amp; tutors, and enter yourself into exams.</text:span></text:p>
      <text:p text:style-name="P8"><text:span text:style-name="T3">University:</text:span> The more quantitative your field, the more valuable your degree. <text:span text:style-name="T4">Think things through before going into debt. If you go, take internships over the summer, and build portfolios of projects.</text:span></text:p>
      <text:p text:style-name="P9"><text:span text:style-name="T3">After:</text:span> Don't stop learning when you leave school! <text:span text:style-name="T11">Life is long, advantages accumulate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 </meta:initial-creator>
    <meta:creation-date>2017-01-31T13:38:15.027206891</meta:creation-date>
    <dc:date>2017-09-01T13:48:12.752861922</dc:date>
    <dc:creator>U </dc:creator>
    <meta:editing-duration>PT8H35M22S</meta:editing-duration>
    <meta:editing-cycles>10</meta:editing-cycles>
    <meta:generator>LibreOffice/4.3.3.2$Linux_X86_64 LibreOffice_project/430m0$Build-2</meta:generator>
    <meta:document-statistic meta:table-count="0" meta:image-count="0" meta:object-count="0" meta:page-count="1" meta:paragraph-count="33" meta:word-count="483" meta:character-count="2840" meta:non-whitespace-character-count="2404"/>
  </office:meta>
</office:document-meta>
</file>